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table:number-columns-repeated="2"/>
          <table:table-cell table:style-name="ce13" table:formula="of:=[.F88]+[.E89]" office:value-type="float" office:value="5249.31" calcext:value-type="float">
            <text:p>5249</text:p>
          </table:table-cell>
          <table:table-cell/>
          <table:table-cell table:style-name="ce13" table:formula="of:=[.H88]+[.G89]" office:value-type="float" office:value="36542" calcext:value-type="float">
            <text:p>36542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4288.8999" calcext:value-type="currency">
            <text:p>4 288,90 €</text:p>
          </table:table-cell>
          <table:table-cell table:style-name="ce19" table:formula="of:=[.A89]*budgetjour-[.O89]" office:value-type="currency" office:currency="EUR" office:value="111.100100000001" calcext:value-type="currency">
            <text:p>11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5249.31" calcext:value-type="float">
            <text:p>5249</text:p>
          </table:table-cell>
          <table:table-cell/>
          <table:table-cell table:style-name="ce13" table:formula="of:=[.H89]+[.G90]" office:value-type="float" office:value="36542" calcext:value-type="float">
            <text:p>36542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4288.8999" calcext:value-type="currency">
            <text:p>4 288,90 €</text:p>
          </table:table-cell>
          <table:table-cell table:style-name="ce19" table:formula="of:=[.A90]*budgetjour-[.O90]" office:value-type="currency" office:currency="EUR" office:value="161.100100000001" calcext:value-type="currency">
            <text:p>1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5249.31" calcext:value-type="float">
            <text:p>5249</text:p>
          </table:table-cell>
          <table:table-cell/>
          <table:table-cell table:style-name="ce13" table:formula="of:=[.H90]+[.G91]" office:value-type="float" office:value="36542" calcext:value-type="float">
            <text:p>36542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4288.8999" calcext:value-type="currency">
            <text:p>4 288,90 €</text:p>
          </table:table-cell>
          <table:table-cell table:style-name="ce19" table:formula="of:=[.A91]*budgetjour-[.O91]" office:value-type="currency" office:currency="EUR" office:value="211.100100000001" calcext:value-type="currency">
            <text:p>211,10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5249.31" calcext:value-type="float">
            <text:p>5249</text:p>
          </table:table-cell>
          <table:table-cell/>
          <table:table-cell table:style-name="ce13" table:formula="of:=[.H91]+[.G92]" office:value-type="float" office:value="36542" calcext:value-type="float">
            <text:p>36542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4288.8999" calcext:value-type="currency">
            <text:p>4 288,90 €</text:p>
          </table:table-cell>
          <table:table-cell table:style-name="ce19" table:formula="of:=[.A92]*budgetjour-[.O92]" office:value-type="currency" office:currency="EUR" office:value="261.100100000001" calcext:value-type="currency">
            <text:p>2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5249.31" calcext:value-type="float">
            <text:p>5249</text:p>
          </table:table-cell>
          <table:table-cell/>
          <table:table-cell table:style-name="ce13" table:formula="of:=[.H92]+[.G93]" office:value-type="float" office:value="36542" calcext:value-type="float">
            <text:p>36542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4288.8999" calcext:value-type="currency">
            <text:p>4 288,90 €</text:p>
          </table:table-cell>
          <table:table-cell table:style-name="ce19" table:formula="of:=[.A93]*budgetjour-[.O93]" office:value-type="currency" office:currency="EUR" office:value="311.100100000001" calcext:value-type="currency">
            <text:p>311,10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5249.31" calcext:value-type="float">
            <text:p>5249</text:p>
          </table:table-cell>
          <table:table-cell/>
          <table:table-cell table:style-name="ce13" table:formula="of:=[.H93]+[.G94]" office:value-type="float" office:value="36542" calcext:value-type="float">
            <text:p>36542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4288.8999" calcext:value-type="currency">
            <text:p>4 288,90 €</text:p>
          </table:table-cell>
          <table:table-cell table:style-name="ce19" table:formula="of:=[.A94]*budgetjour-[.O94]" office:value-type="currency" office:currency="EUR" office:value="361.100100000001" calcext:value-type="currency">
            <text:p>3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5249.31" calcext:value-type="float">
            <text:p>5249</text:p>
          </table:table-cell>
          <table:table-cell/>
          <table:table-cell table:style-name="ce13" table:formula="of:=[.H94]+[.G95]" office:value-type="float" office:value="36542" calcext:value-type="float">
            <text:p>36542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4288.8999" calcext:value-type="currency">
            <text:p>4 288,90 €</text:p>
          </table:table-cell>
          <table:table-cell table:style-name="ce19" table:formula="of:=[.A95]*budgetjour-[.O95]" office:value-type="currency" office:currency="EUR" office:value="411.100100000001" calcext:value-type="currency">
            <text:p>411,10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5249.31" calcext:value-type="float">
            <text:p>5249</text:p>
          </table:table-cell>
          <table:table-cell/>
          <table:table-cell table:style-name="ce13" table:formula="of:=[.H95]+[.G96]" office:value-type="float" office:value="36542" calcext:value-type="float">
            <text:p>36542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4288.8999" calcext:value-type="currency">
            <text:p>4 288,90 €</text:p>
          </table:table-cell>
          <table:table-cell table:style-name="ce19" table:formula="of:=[.A96]*budgetjour-[.O96]" office:value-type="currency" office:currency="EUR" office:value="461.100100000001" calcext:value-type="currency">
            <text:p>461,10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table:number-columns-repeated="5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Vedene</text:p>
          </table:table-cell>
          <table:table-cell office:value-type="string" calcext:value-type="string">
            <text:p>pk178</text:p>
          </table:table-cell>
          <table:table-cell office:value-type="string" calcext:value-type="string">
            <text:p>Residhotel Golf Grand Avignon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mtelimar</text:p>
          </table:table-cell>
          <table:table-cell office:value-type="string" calcext:value-type="string">
            <text:p>pk271</text:p>
          </table:table-cell>
          <table:table-cell table:number-columns-repeated="5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21:22:22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22T23:03:32.649000000</dc:date>
    <meta:editing-duration>P64DT1H29M14S</meta:editing-duration>
    <meta:editing-cycles>152</meta:editing-cycles>
    <meta:document-statistic meta:table-count="6" meta:cell-count="1914" meta:object-count="0"/>
  </office:meta>
</office:document-meta>
</file>